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paragraph-rsid="0019cc45" style:font-size-asian="44pt" style:font-weight-asian="bold" style:font-size-complex="4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rsid="0019cc45" officeooo:paragraph-rsid="0019cc45" style:font-size-asian="44pt" style:font-weight-asian="bold" style:font-size-complex="4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36pt" fo:language="es" fo:country="ES" fo:font-weight="bold" officeooo:paragraph-rsid="0019cc45" style:font-size-asian="36pt" style:font-weight-asian="bold" style:font-size-complex="36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paragraph-rsid="0019cc45"/>
    </style:style>
    <style:style style:name="P6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rsid="0019cc45" officeooo:paragraph-rsid="0019cc45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language="es" fo:country="ES" officeooo:rsid="0019cc45" officeooo:paragraph-rsid="0019cc45"/>
    </style:style>
    <style:style style:name="P8" style:family="paragraph" style:parent-style-name="Standard">
      <style:paragraph-properties fo:line-height="150%" fo:text-align="end" style:justify-single-word="false" fo:break-before="page"/>
      <style:text-properties style:font-name="Liberation Serif" fo:language="es" fo:country="ES" officeooo:rsid="0019cc45" officeooo:paragraph-rsid="0019cc45"/>
    </style:style>
    <style:style style:name="P9" style:family="paragraph" style:parent-style-name="Text_20_body">
      <style:text-properties style:font-name="Liberation Serif" fo:language="es" fo:country="ES"/>
    </style:style>
    <style:style style:name="P10" style:family="paragraph" style:parent-style-name="Text_20_body">
      <style:text-properties style:font-name="Liberation Serif" fo:language="es" fo:country="ES" officeooo:paragraph-rsid="00232eb7"/>
    </style:style>
    <style:style style:name="P11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paragraph-rsid="0019cc45"/>
    </style:style>
    <style:style style:name="P12" style:family="paragraph" style:parent-style-name="Text_20_body">
      <style:text-properties style:font-name="Liberation Serif" fo:language="es" fo:country="ES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paragraph-rsid="00232eb7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paragraph-rsid="003499bf"/>
    </style:style>
    <style:style style:name="P15" style:family="paragraph" style:parent-style-name="Text_20_body">
      <style:text-properties style:font-name="Liberation Serif" fo:language="es" fo:country="ES" officeooo:paragraph-rsid="00292389"/>
    </style:style>
    <style:style style:name="P16" style:family="paragraph" style:parent-style-name="Text_20_body">
      <style:text-properties style:font-name="Liberation Serif" fo:language="es" fo:country="ES" officeooo:paragraph-rsid="00232eb7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Liberation Serif" fo:font-size="12pt" fo:language="es" fo:country="ES" fo:font-weight="normal" officeooo:rsid="003788e3" officeooo:paragraph-rsid="00244a43" style:font-size-asian="10.5pt" style:font-weight-asian="normal" style:font-size-complex="12pt" style:font-weight-complex="normal"/>
    </style:style>
    <style:style style:name="P18" style:family="paragraph" style:parent-style-name="Text_20_body" style:list-style-name="L3">
      <style:paragraph-properties fo:line-height="150%" fo:text-align="justify" style:justify-single-word="false"/>
      <style:text-properties style:font-name="Liberation Sans" fo:language="es" fo:country="ES" officeooo:paragraph-rsid="003a511b"/>
    </style:style>
    <style:style style:name="P19" style:family="paragraph" style:parent-style-name="Text_20_body" style:list-style-name="L3">
      <style:paragraph-properties fo:line-height="150%" fo:text-align="justify" style:justify-single-word="false"/>
      <style:text-properties style:font-name="Liberation Sans" fo:language="es" fo:country="ES" officeooo:paragraph-rsid="003d7c24"/>
    </style:style>
    <style:style style:name="P20" style:family="paragraph" style:parent-style-name="Text_20_body" style:list-style-name="L3">
      <style:paragraph-properties fo:line-height="150%" fo:text-align="justify" style:justify-single-word="false"/>
      <style:text-properties style:font-name="Liberation Sans" fo:language="es" fo:country="ES" officeooo:paragraph-rsid="003e0570"/>
    </style:style>
    <style:style style:name="P21" style:family="paragraph" style:parent-style-name="Text_20_body" style:list-style-name="L3">
      <style:paragraph-properties fo:line-height="150%" fo:text-align="justify" style:justify-single-word="false"/>
      <style:text-properties style:font-name="Liberation Sans" fo:language="es" fo:country="ES" officeooo:rsid="003a511b" officeooo:paragraph-rsid="003be5ed"/>
    </style:style>
    <style:style style:name="P22" style:family="paragraph" style:parent-style-name="Heading_20_3">
      <style:text-properties style:font-name="Liberation Sans"/>
    </style:style>
    <style:style style:name="P23" style:family="paragraph" style:parent-style-name="Heading_20_1">
      <style:text-properties style:font-name="Liberation Serif" fo:language="es" fo:country="ES"/>
    </style:style>
    <style:style style:name="P24" style:family="paragraph" style:parent-style-name="Heading_20_1">
      <style:text-properties style:font-name="Liberation Sans" fo:language="es" fo:country="ES"/>
    </style:style>
    <style:style style:name="P25" style:family="paragraph" style:parent-style-name="Heading_20_1">
      <style:paragraph-properties fo:break-before="page"/>
      <style:text-properties style:font-name="Liberation Serif" fo:language="es" fo:country="ES"/>
    </style:style>
    <style:style style:name="P26" style:family="paragraph" style:parent-style-name="Heading_20_2">
      <style:text-properties style:font-name="Liberation Serif" fo:language="es" fo:country="ES" officeooo:paragraph-rsid="00292389"/>
    </style:style>
    <style:style style:name="P27" style:family="paragraph" style:parent-style-name="Heading_20_2">
      <style:text-properties style:font-name="Liberation Sans" fo:language="es" fo:country="ES"/>
    </style:style>
    <style:style style:name="P28" style:family="paragraph" style:parent-style-name="Heading_20_2">
      <style:paragraph-properties fo:break-before="page"/>
      <style:text-properties style:font-name="Liberation Sans" fo:language="es" fo:country="ES" officeooo:paragraph-rsid="00232eb7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9cc45"/>
    </style:style>
    <style:style style:name="T2" style:family="text">
      <style:text-properties officeooo:rsid="003499bf"/>
    </style:style>
    <style:style style:name="T3" style:family="text">
      <style:text-properties fo:font-weight="normal" officeooo:rsid="003a511b" style:font-weight-asian="normal" style:font-weight-complex="normal"/>
    </style:style>
    <style:style style:name="T4" style:family="text">
      <style:text-properties fo:language="es" fo:country="ES"/>
    </style:style>
    <style:style style:name="T5" style:family="text">
      <style:text-properties style:font-name="Liberation Serif" fo:font-weight="normal" officeooo:rsid="003597bf" style:font-weight-asian="normal" style:font-weight-complex="normal"/>
    </style:style>
    <style:style style:name="T6" style:family="text">
      <style:text-properties officeooo:rsid="00388e23"/>
    </style:style>
    <style:style style:name="T7" style:family="text">
      <style:text-properties officeooo:rsid="003a511b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19cc45"/>
    </style:style>
    <style:style style:name="T10" style:family="text">
      <style:text-properties style:font-name="Liberation Sans" officeooo:rsid="00388e23"/>
    </style:style>
    <style:style style:name="T11" style:family="text">
      <style:text-properties officeooo:rsid="003d9afc"/>
    </style:style>
    <style:style style:name="T12" style:family="text">
      <style:text-properties officeooo:rsid="003e057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Fundamentos de</text:p>
      <text:p text:style-name="P2"><text:span text:style-name="T1">Aprendizaje Automático</text:span> </text:p>
      <text:p text:style-name="P4">Práctica <text:span text:style-name="T6">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rupo FAA-1462</text:p>
      <text:p text:style-name="P5">Adrián Lorenzo Mateo </text:p>
      <text:p text:style-name="P6">Andrés Ruíz Carrasco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9">Table of Contents</text:p>
          </text:index-title>
          <text:p text:style-name="P30"><text:a xlink:type="simple" xlink:href="#__RefHeading__2869_2144760794" text:style-name="Index_20_Link" text:visited-style-name="Index_20_Link">1. Consideraciones respecto al diseño<text:tab/>3</text:a></text:p>
          <text:p text:style-name="P30"><text:a xlink:type="simple" xlink:href="#__RefHeading__2871_2144760794" text:style-name="Index_20_Link" text:visited-style-name="Index_20_Link">2. Ejecución de las aplicaciones<text:tab/>3</text:a></text:p>
          <text:p text:style-name="P31"><text:a xlink:type="simple" xlink:href="#__RefHeading__867_1145194025" text:style-name="Index_20_Link" text:visited-style-name="Index_20_Link">2.1 Optimización Perceptrón<text:tab/>3</text:a></text:p>
          <text:p text:style-name="P31"><text:a xlink:type="simple" xlink:href="#__RefHeading__869_1145194025" text:style-name="Index_20_Link" text:visited-style-name="Index_20_Link">2.2 Optimización IBk<text:tab/>3</text:a></text:p>
          <text:p text:style-name="P31"><text:a xlink:type="simple" xlink:href="#__RefHeading__871_1145194025" text:style-name="Index_20_Link" text:visited-style-name="Index_20_Link">2.3 Ensemble App<text:tab/>3</text:a></text:p>
          <text:p text:style-name="P30"><text:a xlink:type="simple" xlink:href="#__RefHeading__2873_2144760794" text:style-name="Index_20_Link" text:visited-style-name="Index_20_Link">3. Resultados<text:tab/>4</text:a></text:p>
          <text:p text:style-name="P31"><text:a xlink:type="simple" xlink:href="#__RefHeading__2875_2144760794" text:style-name="Index_20_Link" text:visited-style-name="Index_20_Link">3.1 Resultados optimización<text:tab/>4</text:a></text:p>
          <text:p text:style-name="P32"><text:a xlink:type="simple" xlink:href="#__RefHeading__873_1145194025" text:style-name="Index_20_Link" text:visited-style-name="Index_20_Link">3.1.1 Resultados optimización Perceptrón<text:tab/>4</text:a></text:p>
          <text:p text:style-name="P32"><text:a xlink:type="simple" xlink:href="#__RefHeading__875_1145194025" text:style-name="Index_20_Link" text:visited-style-name="Index_20_Link">3.1.2 Resultados optimización IBk<text:tab/>4</text:a></text:p>
          <text:p text:style-name="P31"><text:a xlink:type="simple" xlink:href="#__RefHeading__2877_2144760794" text:style-name="Index_20_Link" text:visited-style-name="Index_20_Link">3.2 Resultados ensemble vs clasificadores individuales<text:tab/>5</text:a></text:p>
        </text:index-body>
      </text:table-of-content>
      <text:p text:style-name="P7"/>
      <text:p text:style-name="P8"/>
      <text:h text:style-name="P23" text:outline-level="1"><text:bookmark-start text:name="__RefHeading__2869_2144760794"/><text:span text:style-name="T1">1. </text:span><text:span text:style-name="T8">Consideraciones </text:span><text:span text:style-name="T9">respecto al</text:span><text:span text:style-name="T8"> diseño</text:span><text:bookmark-end text:name="__RefHeading__2869_2144760794"/></text:h>
      <text:p text:style-name="P9"/>
      <text:p text:style-name="P14"><text:span text:style-name="T2"><text:tab/></text:span></text:p>
      <text:h text:style-name="P24" text:outline-level="1"><text:bookmark-start text:name="__RefHeading__2871_2144760794"/>2. Ejecución de <text:span text:style-name="T6">las aplicaciones</text:span><text:bookmark-end text:name="__RefHeading__2871_2144760794"/></text:h>
      <text:p text:style-name="P9"/>
      <text:h text:style-name="Heading_20_2" text:outline-level="2"><text:bookmark-start text:name="__RefHeading__867_1145194025"/>2.1 Optimización Perceptrón<text:bookmark-end text:name="__RefHeading__867_1145194025"/></text:h>
      <text:p text:style-name="Text_20_body"/>
      <text:list xml:id="list7644789026766239378" text:style-name="L3">
        <text:list-item>
          <text:p text:style-name="P19">-<text:span text:style-name="T7">input &lt;fichero&gt;: <text:s/>Ruta del fichero .arff (contenido en la carpeta data).</text:span></text:p>
        </text:list-item>
        <text:list-item>
          <text:p text:style-name="P18">-<text:span text:style-name="T7">nFolds &lt;numero&gt;: Número de folds para el método de validación cruzada.</text:span></text:p>
        </text:list-item>
      </text:list>
      <text:h text:style-name="Heading_20_2" text:outline-level="2"><text:bookmark-start text:name="__RefHeading__869_1145194025"/>2.2 Optimización I<text:span text:style-name="T11">B</text:span>k<text:bookmark-end text:name="__RefHeading__869_1145194025"/></text:h>
      <text:p text:style-name="Text_20_body"/>
      <text:list xml:id="list13942421432833" text:continue-numbering="true" text:style-name="L3">
        <text:list-item>
          <text:p text:style-name="P19">-<text:span text:style-name="T7">input &lt;fichero&gt;: Ruta del fichero .arff (contenido en la carpeta data).</text:span></text:p>
        </text:list-item>
        <text:list-item>
          <text:p text:style-name="P19">-<text:span text:style-name="T7">nFolds &lt;numero&gt;: Número de folds para el método de validación cruzada.</text:span></text:p>
        </text:list-item>
      </text:list>
      <text:h text:style-name="Heading_20_2" text:outline-level="2"><text:bookmark-start text:name="__RefHeading__871_1145194025"/>2.3 Ensemble App<text:bookmark-end text:name="__RefHeading__871_1145194025"/></text:h>
      <text:p text:style-name="Text_20_body"/>
      <text:list xml:id="list13941718420283" text:continue-numbering="true" text:style-name="L3">
        <text:list-item>
          <text:p text:style-name="P19">-<text:span text:style-name="T7">input &lt;fichero&gt;: Ruta del fichero .arff (contenido en la carpeta data).</text:span></text:p>
        </text:list-item>
        <text:list-item>
          <text:p text:style-name="P19">-<text:span text:style-name="T7">nFolds &lt;numero&gt;: Número de folds para el método de validación cruzada.</text:span></text:p>
        </text:list-item>
        <text:list-item>
          <text:p text:style-name="P20">-<text:span text:style-name="T7">neurons &lt;numero&gt;: Número de neuronas en la (única) capa oculta. </text:span></text:p>
        </text:list-item>
        <text:list-item>
          <text:p text:style-name="P20">-<text:span text:style-name="T7">k &lt;numero&gt;: T</text:span><text:span text:style-name="T3">amaño del vecindario para el clasificador KNN.</text:span></text:p>
        </text:list-item>
        <text:list-item>
          <text:p text:style-name="P21">epochs &lt;numero&gt;: <text:s/><text:span text:style-name="T12">Número de épocas de los clasificadores.</text:span></text:p>
        </text:list-item>
      </text:list>
      <text:h text:style-name="P25" text:outline-level="1"><text:bookmark-start text:name="__RefHeading__2873_2144760794"/>3. <text:span text:style-name="T10">Resultados</text:span><text:span text:style-name="T6"> </text:span><text:bookmark-end text:name="__RefHeading__2873_2144760794"/></text:h>
      <text:p text:style-name="P9"/>
      <text:h text:style-name="P27" text:outline-level="2"><text:bookmark-start text:name="__RefHeading__2875_2144760794"/>3.1 Resultados <text:span text:style-name="T6">optimización </text:span><text:bookmark-end text:name="__RefHeading__2875_2144760794"/></text:h>
      <text:p text:style-name="Text_20_body"/>
      <text:h text:style-name="P22" text:outline-level="3"><text:bookmark-start text:name="__RefHeading__873_1145194025"/><text:span text:style-name="T4">3.1.1 Resultados optimización Perceptrón</text:span><text:bookmark-end text:name="__RefHeading__873_1145194025"/></text:h>
      <text:h text:style-name="P22" text:outline-level="3"><text:bookmark-start text:name="__RefHeading__875_1145194025"/><text:span text:style-name="T4">3.1.2 Resultados optimización IBk</text:span><text:bookmark-end text:name="__RefHeading__875_1145194025"/></text:h>
      <text:p text:style-name="P9"/>
      <text:h text:style-name="P28" text:outline-level="2"><text:bookmark-start text:name="__RefHeading__2877_2144760794"/>3.2 Resultados <text:span text:style-name="T6">ensemble vs clasificadores individuales</text:span><text:bookmark-end text:name="__RefHeading__2877_2144760794"/></text:h>
      <text:p text:style-name="P9"/>
      <text:p text:style-name="P9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draw:frame draw:style-name="fr1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6" text:outline-level="2"><text:soft-page-break/></text:h>
      <text:p text:style-name="P15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bookmark-start text:name="__RefHeading__2879_2144760794"/><text:bookmark-end text:name="__RefHeading__2879_2144760794"/></text:p>
      <text:p text:style-name="P10"/>
      <text:p text:style-name="P10"><draw:frame draw:style-name="fr1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 text:page-adjust="-2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08:14.155450293</meta:creation-date>
    <dc:date>2014-12-08T01:39:40.306224992</dc:date>
    <meta:editing-duration>PT2H18M28S</meta:editing-duration>
    <meta:editing-cycles>24</meta:editing-cycles>
    <meta:generator>LibreOffice/4.2.5.2$Linux_x86 LibreOffice_project/420m0$Build-2</meta:generator>
    <meta:document-statistic meta:table-count="0" meta:image-count="0" meta:object-count="4" meta:page-count="6" meta:paragraph-count="38" meta:word-count="206" meta:character-count="1362" meta:non-whitespace-character-count="11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Ensemble vs Clasificadores</text:p>
        </chart:title>
        <chart:subtitle svg:x="5.978cm" svg:y="1.294cm" chart:style-name="ch3">
          <text:p>sobre conjunto credit-g</text:p>
        </chart:subtitle>
        <chart:plot-area chart:style-name="ch4" chart:data-source-has-labels="both" svg:x="1.327cm" svg:y="2.331cm" svg:width="14.034cm" svg:height="5.511cm">
          <chartooo:coordinate-region svg:x="2.233cm" svg:y="2.528cm" svg:width="13.128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acierto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99.703">
                <text:p>99.703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723">
                <text:p>99.723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751">
                <text:p>99.751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751">
                <text:p>99.751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734">
                <text:p>99.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Ensemble vs Clasificadores</text:p>
        </chart:title>
        <chart:subtitle svg:x="5.232cm" svg:y="1.294cm" chart:style-name="ch3">
          <text:p>sobre el conjunto breast-cancer</text:p>
        </chart:subtitle>
        <chart:plot-area chart:style-name="ch4" chart:data-source-has-labels="both" svg:x="1.327cm" svg:y="2.331cm" svg:width="14.034cm" svg:height="5.511cm">
          <chartooo:coordinate-region svg:x="2.233cm" svg:y="2.528cm" svg:width="13.128cm" svg:height="4.671cm"/>
          <chart:axis chart:dimension="x" chart:name="primary-x" chart:style-name="ch5" chartooo:axis-type="auto">
            <chartooo:date-scale/>
            <chart:title svg:x="7.226cm" svg:y="8.022cm" chart:style-name="ch6">
              <text:p>Clasificadores 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99.6608391608392">
                <text:p>99.6608391608392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7517482517483">
                <text:p>99.7517482517483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7272727272727">
                <text:p>99.7272727272727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6923076923077">
                <text:p>99.6923076923077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7036713286713">
                <text:p>99.7036713286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Ensemble vs Clasificadores</text:p>
        </chart:title>
        <chart:subtitle svg:x="5.965cm" svg:y="1.294cm" chart:style-name="ch3">
          <text:p>sobre el conjunto glass</text:p>
        </chart:subtitle>
        <chart:plot-area chart:style-name="ch4" chart:data-source-has-labels="both" svg:x="1.327cm" svg:y="2.331cm" svg:width="14.034cm" svg:height="5.511cm">
          <chartooo:coordinate-region svg:x="2.233cm" svg:y="2.528cm" svg:width="13.128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9cm" chart:style-name="ch8">
              <text:p>% acierto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99.6495327102804">
                <text:p>99.6495327102804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6542056074766">
                <text:p>99.6542056074766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4906542056075">
                <text:p>99.4906542056075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6401869158879">
                <text:p>99.6401869158879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6039719626168">
                <text:p>99.60397196261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Ensemble vs Clasificadores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233cm" svg:y="2.528cm" svg:width="13.128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99.941975308642">
                <text:p>99.941975308642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9197530864197">
                <text:p>99.9197530864197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862962962963">
                <text:p>99.862962962963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9345679012346">
                <text:p>99.9345679012346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9160493827161">
                <text:p>99.9160493827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